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paragraph-properties fo:text-align="justify" style:justify-single-word="false"/>
      <style:text-properties style:font-name="Times" fo:font-size="12pt"/>
    </style:style>
    <style:style style:name="P3" style:family="paragraph" style:parent-style-name="Standard">
      <style:text-properties style:font-name="Times" fo:font-size="12pt" fo:letter-spacing="normal"/>
    </style:style>
    <style:style style:name="P4" style:family="paragraph" style:parent-style-name="Standard">
      <style:paragraph-properties fo:text-align="justify" style:justify-single-word="false"/>
      <style:text-properties style:font-name="Times" fo:font-size="12pt" fo:letter-spacing="normal"/>
    </style:style>
    <style:style style:name="P5" style:family="paragraph" style:parent-style-name="Standard">
      <style:paragraph-properties fo:text-align="justify" style:justify-single-word="false"/>
      <style:text-properties fo:color="#000000" style:font-name="Times" fo:font-size="11pt"/>
    </style:style>
    <style:style style:name="P6" style:family="paragraph" style:parent-style-name="Standard">
      <style:paragraph-properties fo:text-align="justify" style:justify-single-word="false"/>
      <style:text-properties fo:color="#000000" style:font-name="Times" fo:font-size="12pt" fo:letter-spacing="normal"/>
    </style:style>
    <style:style style:name="P7" style:family="paragraph" style:parent-style-name="Standard">
      <style:paragraph-properties fo:margin-left="1.251cm" fo:margin-right="0cm" fo:text-align="justify" style:justify-single-word="false" fo:text-indent="0cm" style:auto-text-indent="false"/>
      <style:text-properties style:font-name="Times" fo:font-size="12pt"/>
    </style:style>
    <style:style style:name="P8" style:family="paragraph" style:parent-style-name="Standard">
      <style:paragraph-properties fo:margin-left="1.251cm" fo:margin-right="0cm" fo:text-align="justify" style:justify-single-word="false" fo:text-indent="0cm" style:auto-text-indent="false"/>
      <style:text-properties style:font-name="Times" fo:font-size="12pt" fo:letter-spacing="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Times" fo:font-size="11pt"/>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Times" fo:font-size="12pt"/>
    </style:style>
    <style:style style:name="P11" style:family="paragraph" style:parent-style-name="Standard">
      <style:paragraph-properties fo:margin-left="1.251cm" fo:margin-right="0cm" fo:text-align="justify" style:justify-single-word="false" fo:text-indent="0cm" style:auto-text-indent="false"/>
      <style:text-properties fo:color="#000000" style:font-name="Times" fo:font-size="12pt" fo:letter-spacing="normal"/>
    </style:style>
    <style:style style:name="P12" style:family="paragraph" style:parent-style-name="Standard">
      <style:paragraph-properties fo:margin-left="1.886cm" fo:margin-right="0cm" fo:text-align="justify" style:justify-single-word="false" fo:text-indent="0cm" style:auto-text-indent="false"/>
      <style:text-properties fo:color="#000000" style:font-name="Times" fo:font-size="12pt"/>
    </style:style>
    <style:style style:name="P13" style:family="paragraph" style:parent-style-name="Standard">
      <style:paragraph-properties fo:margin-left="1.886cm" fo:margin-right="0cm" fo:text-align="justify" style:justify-single-word="false" fo:text-indent="0cm" style:auto-text-indent="false"/>
      <style:text-properties fo:color="#000000" style:font-name="Times" fo:font-size="12pt" fo:letter-spacing="normal"/>
    </style:style>
    <style:style style:name="P14" style:family="paragraph" style:parent-style-name="Standard">
      <style:paragraph-properties fo:margin-left="0cm" fo:margin-right="0cm" fo:text-align="justify" style:justify-single-word="false" fo:text-indent="1.251cm" style:auto-text-indent="false"/>
      <style:text-properties fo:color="#000000" style:font-name="Times" fo:font-size="12pt" fo:letter-spacing="normal"/>
    </style:style>
    <style:style style:name="P15" style:family="paragraph" style:parent-style-name="Standard" style:list-style-name="L1">
      <style:paragraph-properties fo:margin-left="1.27cm" fo:margin-right="0cm" fo:text-align="justify" style:justify-single-word="false" fo:text-indent="-1.27cm" style:auto-text-indent="false">
        <style:tab-stops>
          <style:tab-stop style:position="0.388cm"/>
          <style:tab-stop style:position="1.27cm"/>
        </style:tab-stops>
      </style:paragraph-properties>
      <style:text-properties fo:color="#000000" style:font-name="Times" fo:font-size="12pt" fo:letter-spacing="normal"/>
    </style:style>
    <style:style style:name="P16" style:family="paragraph" style:parent-style-name="Standard" style:list-style-name="L1">
      <style:paragraph-properties fo:margin-left="1.27cm" fo:margin-right="0cm" fo:text-align="justify" style:justify-single-word="false" fo:text-indent="-1.27cm" style:auto-text-indent="false">
        <style:tab-stops>
          <style:tab-stop style:position="0.388cm"/>
          <style:tab-stop style:position="1.27cm"/>
        </style:tab-stops>
      </style:paragraph-properties>
      <style:text-properties fo:color="#000000" style:font-name="Times" fo:font-size="12pt"/>
    </style:style>
    <style:style style:name="T1" style:family="text">
      <style:text-properties fo:letter-spacing="normal"/>
    </style:style>
    <style:style style:name="T2" style:family="text">
      <style:text-properties fo:letter-spacing="normal" fo:font-style="italic"/>
    </style:style>
    <style:style style:name="T3" style:family="text">
      <style:text-properties fo:letter-spacing="normal" fo:background-color="#dc2300"/>
    </style:style>
    <style:style style:name="T4" style:family="text">
      <style:text-properties fo:background-color="#dc2300"/>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DDE_LINK"/><text:bookmark-start text:name="DDE_LINK2"/>Public Health Team: Instituto Nacional de Salud del Ministerio de Salud de El Salvador y <text:s/>Escuela Andaluza de Salud Pública</text:p>
      <text:p text:style-name="P1"/>
      <text:p text:style-name="P3">Implementation of telenephrology in Bajo Lempa through low cost IT devices </text:p>
      <text:p text:style-name="P1"/>
      <text:p text:style-name="P4">Task 1. Pretest</text:p>
      <text:p text:style-name="P8">-<text:tab/>(C1). Focus group expert (coordinator), four focus group surveyors, 4 video-audio recording digital devices at least (4 tablets).</text:p>
      <text:p text:style-name="P7"><text:span text:style-name="T1">-<text:tab/>(C2). A survey to evaluate technology abilities to the different stakeholders related to the Chronic Kidney Disease (CKD) will be carried out through focus groups methodology. Focus groups representative of the several stakeholders related to CKD in the community (patients, family patients, local primary care providers, specialists) will be asked about their perceptions, opinions, beliefs, and attitudes toward IT and also about CKD patient care in the community. In this phase, different aspects related to the strategy “Patients' School” will be included. </text:span><text:span text:style-name="T1">This step could be designed together </text:span><text:span text:style-name="T2">ICT4D-Team</text:span><text:span text:style-name="T1">.</text:span></text:p>
      <text:p text:style-name="P7"><text:span text:style-name="T1">-<text:tab/>(C3). The main product of this task will be an analysis of the survey carried out on focus groups. A report of analysis of recommendations, requirements and constraints about the IT technology and perception of CKD disease will be the final output of this task. This product will the first step to develop Task 2 an also will be helpful to </text:span><text:span text:style-name="T2">ICT4D-Team</text:span><text:span text:style-name="T1"> and also as an input for </text:span><text:span text:style-name="T2">Risk Literacy Team</text:span><text:span text:style-name="T1">.</text:span></text:p>
      <text:p text:style-name="P8">-<text:tab/>(C4). Estimated duration of the survey design, coordination and execution of the survey and report redaction could be 3-4 months for a coordinator (fulltime), and a month for the rest of the team.</text:p>
      <text:p text:style-name="P9"/>
      <text:p text:style-name="P4">Task 2. Study of feasibility of implementation of telenephrology initiatives in the Bajo Lempa to assess whether the use of telenephrology leads to better clinical results and improve the CKD patient care and safety.</text:p>
      <text:p text:style-name="P2"/>
      <text:p text:style-name="P4">Subtask 2.1. Protocol </text:p>
      <text:p text:style-name="P8">-<text:tab/>(C1). 1 Coordinator, IT researcher at least and to researchers. <text:s/>4 computers with internet connections and databases of Ministry of Health of El Salvador (e.g. public Health surveillance).</text:p>
      <text:p text:style-name="P8">-<text:tab/>(C2). Redaction of a protocol for a cohort study in order to evaluate the feasibility of implementation of telenephrology initiatives. This protocol will present the methodology to carry out a cohort study which pretends evaluate the feasibility of this methodology through comparison of two different groups of CKD patients: one group that includes the telenephrology as a tool for patient monitoring and other group with the traditional patient monitoring. The protocol will include a patient training on telenephrology program and its incorporation in the “Patients' School”. ICT4D-Team is a key stakeholder for the feasible design of the IT topics of this protocol. </text:p>
      <text:p text:style-name="P8">-<text:tab/>(C3). A research protocol accepted by an official ethic health commission of El Salvador will be the deliverable of this subtask. </text:p>
      <text:p text:style-name="P8">-<text:tab/>(C4). Estimated duration of protocol design will be 1-3 months by a team composed by four researchers. One researcher should be a medical doctor and other should be an IT technician, at least. National Ethics Committee for Clinical Research usually spends 2-5 months to protocol revision.</text:p>
      <text:p text:style-name="P5"/>
      <text:p text:style-name="P6">Subtask 2.2. Data compilation 1</text:p>
      <text:list xml:id="list30651161" text:style-name="L1">
        <text:list-item>
          <text:p text:style-name="P15"><text:tab/>(C1). <text:s/>4 senior researchers, 6 technicians 10 health promoters. 4 computers, 10 tablets, laboratory inputs, 10 GPS devices, </text:p>
        </text:list-item>
        <text:list-item>
          <text:p text:style-name="P15"><text:tab/>(C2). Data compilation from all cohort patients. Researchers will obtain geographic location of dwellings and health data of each cohort patient through surveys (i.e. <text:soft-page-break/>demography, comorbidity and knowledge about CKD) and clinical analysis (i.e. creatinine, glucose, lipid profile, biomedical measurements and urine tests). The software and lab inputs should be acquired and prepared before. </text:p>
        </text:list-item>
        <text:list-item>
          <text:p text:style-name="P15"><text:tab/>(C3). The product of this subtask is a digital database of each cohort patient. </text:p>
        </text:list-item>
        <text:list-item>
          <text:p text:style-name="P16"><text:span text:style-name="T1"><text:tab/>(C4). 2 senior researchers and 4 technicians during 2-3 months for preparing software, hardware and acquiring lab inputs. 4 senior researchers, 6 technicians’ fulltime and 10 health promoters’ halftime during 2-3 months to carryout surveys and clinical analysis. </text:span><text:span text:style-name="T2">Software developing <text:s/>team</text:span><text:span text:style-name="T1"> has an essential role to develop software tools.</text:span></text:p>
        </text:list-item>
      </text:list>
      <text:p text:style-name="P12"/>
      <text:p text:style-name="P13">Subtask 2.3. <text:s/>Patient monitoring</text:p>
      <text:p text:style-name="P13">-<text:tab/>(C1). 200 smartphones, computers, 200 health monitoring bracelets, computer with internet connection, portable hard disk</text:p>
      <text:p text:style-name="P13">-<text:tab/>(C2). Monitoring selected patients through telenephrology. Patients will have a teleconference with a nephrologist. Patients will store different health data through a health monitoring bracelet and will send periodically to researchers through smartphones, tablets or directly by traditional mobile phone. Geographical monitoring of patients could be taken into account to evaluate exposition to toxics.</text:p>
      <text:p text:style-name="P13">-<text:tab/>(C3). A database for each patient. A report of each personal database will be sent periodically (for example 3 months) to each patient. If geographical monitoring is taken into account this database will be shared with Risk Literacy team and GIS team.</text:p>
      <text:p text:style-name="P12"><text:span text:style-name="T1">-<text:tab/>(C4). 6 senior researchers (medical professional) and 6 technicians during a year. Software tools needed in this subtask will be developed together with </text:span><text:span text:style-name="T2">Software developing team.</text:span></text:p>
      <text:p text:style-name="P12"/>
      <text:p text:style-name="P6">Subtask 2.4. Training</text:p>
      <text:p text:style-name="P11">-<text:tab/>(C1). 15 health promoters, 10 health primary care providers, 5 nephrologists, 200 patients, 20 patient-trainers, 200 smartphones, 200 health monitoring bracelets, training material (laptops, projector, physical space), internet connection.</text:p>
      <text:p text:style-name="P11">-<text:tab/>(C2). Training on telenephrology (use of smartphones) of all different stakeholders (patients, primary health care technicians and specialists) will carry out. Capacitators (professionals and patients) will design training guides together with Risk Literacy Team . These guides will contain the training program and additional information to help patients and health technicians to use IT devices. Collaboration with the ICT4D-Team is essential for this task can be performed.</text:p>
      <text:p text:style-name="P11">-<text:tab/>(C3). Deliverables of this subtask will be several training guides adapted to several stakeholders and a report about the final conclusions of this capacitation.</text:p>
      <text:p text:style-name="P11">-<text:tab/>(C4). 4 senior researchers and 4 technicians 2 months to preparing training materials. <text:s/>12 technicians and 6 medical professional 1 week to carry out capacitation. Risk Literacy Team and ICT4D-Team will have an important role to define this task.</text:p>
      <text:p text:style-name="P10"/>
      <text:p text:style-name="P14">Subtask 2.5. Data compilation 2 and final analysis</text:p>
      <text:p text:style-name="P11">-<text:tab/>(C1). <text:s/>8 senior researchers, 8 technicians 10 health promoters. 4 computers, 10 tablets, laboratory inputs, 10 GPS devices, internet connection.</text:p>
      <text:p text:style-name="P11">-<text:tab/>(C2). Data compilation from whole cohort patients. Researchers will obtain health data of each cohort patient through surveys (i.e. demography, comorbidity and knowledge about CKD) and clinical analysis (i.e. creatinine, glucose, lipid profile, biomedical measurements and urine tests). The software and lab inputs should be acquired and prepared before. These data will be compared with data obtained in Subtask 2.1. Two different populations of the cohort will be compared and telenephrology impact will be evaluated. Final conclusions will be presented to Bajo Lempa community</text:p>
      <text:p text:style-name="P11"><text:soft-page-break/>-<text:tab/>(C3). The main deliverable will be the final report of Task 2. This deliverable will contain the main conclusions about the suitability of implementation of telenephrology in Bajo Lempa and considerations about its possible implementation in other rural areas of El Salvador. Results will be presented to Bajo Lempa community interactively together and community opinion will be compiled. And final report will be presented to Ministry of Health of El Salvador.</text:p>
      <text:p text:style-name="P14">-<text:tab/>(C4). 8 senior researchers, 8 technicians 10 health promoters will work during 6-8 months. <text:bookmark-end text:name="DDE_LINK"/><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elanie Platz</meta:initial-creator>
    <dc:date>2015-04-08T11:08:05.20</dc:date>
    <dc:creator>Maritxu Pando Letona</dc:creator>
    <meta:editing-duration>PT00H48M02S</meta:editing-duration>
    <meta:editing-cycles>5</meta:editing-cycles>
    <meta:document-statistic meta:table-count="0" meta:image-count="0" meta:object-count="0" meta:page-count="3" meta:paragraph-count="33" meta:word-count="1145" meta:character-count="7519"/>
  </office:meta>
</office:document-meta>
</file>